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 this
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 we're
no-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 speaking
is slightly different from that of you people, but
you don't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 in
this town named 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9T10:55:06+02:00</meta:creation-date>
    <dc:date>2019-10-19T10:55:0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